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paragraph-rsid="000c98aa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none" officeooo:paragraph-rsid="000c98a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paragraph-rsid="000c98aa" style:font-size-asian="10.5pt" style:font-size-complex="12pt"/>
    </style:style>
    <style:style style:name="T1" style:family="text">
      <style:text-properties officeooo:rsid="000c98aa"/>
    </style:style>
    <style:style style:name="T2" style:family="text">
      <style:text-properties style:text-underline-style="none" officeooo:rsid="000c9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>Final Report</text:span></text:p>
      <text:p text:style-name="P2"><text:span text:style-name="T1"/></text:p>
      <text:p text:style-name="P2"><text:span text:style-name="T1"/></text:p>
      <text:p text:style-name="P1"><text:span text:style-name="T1">Synchronous IRC Chat Service</text:span></text:p>
      <text:p text:style-name="P2"><text:span text:style-name="T1"/></text:p>
      <text:p text:style-name="P2"><text:span text:style-name="T1"/></text:p>
      <text:p text:style-name="P1"><text:span text:style-name="T1">Network Applications</text:span></text:p>
      <text:p text:style-name="P2"><text:span text:style-name="T1"/></text:p>
      <text:p text:style-name="P2"><text:span text:style-name="T1"/></text:p>
      <text:p text:style-name="P2"><text:span text:style-name="T1">Simon Walker</text:span></text:p>
      <text:p text:style-name="P2"><text:span text:style-name="T1"/></text:p>
      <text:p text:style-name="P2"><text:span text:style-name="T1">Dean Thomson</text:span></text:p>
      <text:p text:style-name="P2"><text:span text:style-name="T1"/></text:p>
      <text:p text:style-name="P2"><text:span text:style-name="T1">David Sturrock</text:span></text:p>
      <text:p text:style-name="P2"><text:span text:style-name="T1"/></text:p>
      <text:p text:style-name="P2"><text:span text:style-name="T1">Ximeng Bao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oft-page-break/><text:span text:style-name="T1">Contents</text:span></text:p>
      <text:p text:style-name="P1"><text:span text:style-name="T1"/></text:p>
      <text:p text:style-name="P3"><text:span text:style-name="T1">Requirements/Security Policy</text:span><text:span text:style-name="T2"><text:tab/><text:tab/>3</text:span></text:p>
      <text:p text:style-name="P3"><text:span text:style-name="T1">Division of labour</text:span><text:span text:style-name="T2"><text:tab/><text:tab/> <text:s text:c="23"/>5</text:span></text:p>
      <text:p text:style-name="P3"><text:span text:style-name="T1">How it works</text:span><text:span text:style-name="T2"><text:tab/><text:tab/><text:tab/><text:tab/><text:tab/>7</text:span></text:p>
      <text:p text:style-name="P3"><text:span text:style-name="T1">Strengths/Weaknesses</text:span><text:span text:style-name="T2"><text:tab/> <text:s text:c="11"/><text:tab/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turrock</meta:initial-creator>
    <meta:creation-date>2013-03-28T10:06:38</meta:creation-date>
    <dc:date>2013-03-28T10:13:20</dc:date>
    <dc:creator>David Sturrock</dc:creator>
    <meta:editing-duration>P0D</meta:editing-duration>
    <meta:editing-cycles>1</meta:editing-cycles>
    <meta:document-statistic meta:table-count="0" meta:image-count="0" meta:object-count="0" meta:page-count="2" meta:paragraph-count="12" meta:word-count="30" meta:character-count="245" meta:non-whitespace-character-count="184"/>
    <meta:generator>LibreOffice/4.0.1.2$Linux_X86_64 LibreOffice_project/84102822e3d61eb989ddd325abf1ac077904985</meta:generator>
  </office:meta>
</office:document-meta>
</file>